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F400000FF0329B4B3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22.666cm" draw:z-index="0"><draw:image xlink:href="Pictures/1000000000000BF400000FF0329B4B3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05:22:48.208122317</meta:creation-date>
    <dc:date>2025-10-17T05:23:28.624278767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3.2$Linux_X86_64 LibreOffice_project/520$Build-2</meta:generator>
  </office:meta>
</office:document-meta>
</file>